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7.8125in" fo:margin-left="-0.4306in" fo:margin-top="0in" fo:margin-bottom="0in" table:align="left"/>
    </style:style>
    <style:style style:name="Table1.A" style:family="table-column">
      <style:table-column-properties style:column-width="1.7708in"/>
    </style:style>
    <style:style style:name="Table1.B" style:family="table-column">
      <style:table-column-properties style:column-width="6.04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fo:font-weight="bold" style:font-style-asian="italic" style:font-weight-asian="bold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9" style:family="paragraph" style:parent-style-name="Standard">
      <style:paragraph-properties fo:margin-top="0.1665in" fo:margin-bottom="0.1665in" loext:contextual-spacing="false" fo:line-height="100%"/>
    </style:style>
    <style:style style:name="P10" style:family="paragraph" style:parent-style-name="Standard">
      <style:paragraph-properties fo:margin-top="0.1665in" fo:margin-bottom="0.1665in" loext:contextual-spacing="false" fo:line-height="100%"/>
      <style:text-properties fo:font-size="13pt" fo:font-weight="bold" style:font-size-asian="13pt" style:font-weight-asian="bold" style:font-size-complex="13pt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222222" style:font-name="Roboto" fo:font-size="12pt" style:font-name-asian="Roboto1" style:font-size-asian="12pt" style:font-name-complex="Roboto1" style:font-size-complex="12pt" fo:background-color="#ffffff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8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9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T10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1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GitHub Repo: </text:span>https://github.com/csadlo/GunOwnersAndCrime<text:tab/><text:tab/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Project Title</text:span></text:p>
          </table:table-cell>
          <table:table-cell table:style-name="Table1.A1" office:value-type="string">
            <text:p text:style-name="P4"><text:span text:style-name="T1">Gun Ownership and Crime </text:span></text:p>
            <text:p text:style-name="P4"><text:span text:style-name="T1">Is there a correlation between gun ownership and crime? 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Members</text:span></text:p>
          </table:table-cell>
          <table:table-cell table:style-name="Table1.A1" office:value-type="string">
            <text:p text:style-name="Standard">Matt Dooley, Glenda Decapia, Chris Sadlo, Carrie O’Connor-Walker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Proposal/ Outline</text:span></text:p>
          </table:table-cell>
          <table:table-cell table:style-name="Table1.A1" office:value-type="string">
            <text:p text:style-name="P4">We will compare two datasets, violent crime statistics by state and gun ownership by state 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Research Questions </text:span></text:p>
            <text:p text:style-name="P4"><text:span text:style-name="T1">to Answer</text:span></text:p>
          </table:table-cell>
          <table:table-cell table:style-name="Table1.A1" office:value-type="string">
            <text:list xml:id="list4216511812" text:style-name="WWNum3">
              <text:list-item>
                <text:p text:style-name="P7">Is there a relationship between murder and non-negligent manslaughter and gun ownership? </text:p>
              </text:list-item>
              <text:list-item>
                <text:p text:style-name="P7">Is there a relationship between gun ownership and aggravated assault? </text:p>
              </text:list-item>
              <text:list-item>
                <text:p text:style-name="P7">Is there a relationship between robbery and gun ownership? </text:p>
              </text:list-item>
              <text:list-item>
                <text:p text:style-name="P7">Is there a relationship between motor vehicle theft and gun ownership?</text:p>
              </text:list-item>
              <text:list-item>
                <text:p text:style-name="P7">Is there a relationship between burglary and gun ownership? </text:p>
              </text:list-item>
            </text:list>
            <text:p text:style-name="P5"/>
            <text:p text:style-name="P8">For each question, make a scatterplot (or other visualization<text:span text:style-name="T3">), </text:span>with each datapoint being a state:</text:p>
            <text:p text:style-name="P8"/>
            <text:p text:style-name="P8">x-axis would be gun ownership per capita</text:p>
            <text:p text:style-name="P8">y-axis would be types of crime </text:p>
            <text:p text:style-name="P8"/>
            <text:p text:style-name="P8">For each question, do a brief summary of the correlation or lack of correlation that you observe.</text:p>
            <text:p text:style-name="P8"/>
            <text:p text:style-name="P8"><text:span text:style-name="T4">Possible visualizations:</text:span></text:p>
            <text:p text:style-name="P8"/>
            <text:p text:style-name="P8">Scatterplot/Linear Regression--Matt</text:p>
            <text:p text:style-name="P8"/>
            <text:p text:style-name="P8">Overlaying heatmaps, gun ownership/types of crime <text:s/>of crime-- Carrie </text:p>
            <text:p text:style-name="P8"/>
            <text:p text:style-name="P8"><text:a xlink:type="simple" xlink:href="https://python-graph-gallery.com/bubble-plot/" text:style-name="ListLabel_20_28" text:visited-style-name="ListLabel_20_28"><text:span text:style-name="T6">Bubble chart?</text:span></text:a> Would need to think of a third variable-- Glenda</text:p>
            <text:p text:style-name="P8"/>
            <text:p text:style-name="P8">Null Hypothesis Testing -- Chris</text:p>
            <text:p text:style-name="P8"/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<text:span text:style-name="T1">Datasets to be used</text:span></text:p>
          </table:table-cell>
          <table:table-cell table:style-name="Table1.A1" office:value-type="string">
            <text:p text:style-name="P3"><text:span text:style-name="T1">Violent Crime: </text:span><text:a xlink:type="simple" xlink:href="https://www.ucrdatatool.gov/Search/Crime/State/StatebyState.cfm" text:style-name="ListLabel_20_29" text:visited-style-name="ListLabel_20_29"><text:span text:style-name="T7">https://www.ucrdatatool.gov/Search/Crime/State/StatebyState.cfm</text:span></text:a></text:p>
            <text:p text:style-name="P3"><text:span text:style-name="T1">Gun Ownership:</text:span><text:a xlink:type="simple" xlink:href="https://www.kaggle.com/solorzano/gun-ownership-by-state" text:style-name="ListLabel_20_29" text:visited-style-name="ListLabel_20_29"><text:span text:style-name="T7">https://www.kaggle.com/solorzano/gun-ownership-by-state</text:span>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Rough breakdown of tasks</text:span></text:p>
          </table:table-cell>
          <table:table-cell table:style-name="Table1.A1" office:value-type="string">
            <text:p text:style-name="P9"><text:span text:style-name="T11">Rough Breakdown of Tasks </text:span></text:p>
            <text:p text:style-name="P3"><text:span text:style-name="T1">Chris puts data into excel workbook</text:span></text:p>
            <text:p text:style-name="P2"/>
            <text:p text:style-name="P3"><text:span text:style-name="T1">Use the jupyter notebook from github repo and add your own code in your individual branch</text:span></text:p>
            <text:p text:style-name="P2"/>
            <text:p text:style-name="P3"><text:span text:style-name="T1">Cross-reference crime data from the ucrdatatool with data from an independent source</text:span></text:p>
            <text:p text:style-name="P2"/>
            <text:p text:style-name="P3"><text:span text:style-name="T1">Use matplotlib to create 2 visualizations per question</text:span></text:p>
            <text:p text:style-name="P3"><text:span text:style-name="T1">*Include at least one linear regression</text:span></text:p>
            <text:p text:style-name="P2"/>
            <text:p text:style-name="P3"><text:span text:style-name="T4">Optional--use an API to find more data</text:span></text:p>
            <text:p text:style-name="P2"/>
            <text:p text:style-name="P3"><text:span text:style-name="T1">Once a process is developed, process more states.</text:span></text:p>
            <text:p text:style-name="P2"/>
            <text:p text:style-name="P3"><text:span text:style-name="T1">Create a write-up for each question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Standard"><text:span text:style-name="T5">To review workflow, pull/push/merge etc:</text:span><text:a xlink:type="simple" xlink:href="https://umn.bootcampcontent.com/University-of-Minnesota-Boot-Camp/uofm-stp-data-pt-06-2020-u-c/blob/master/03-Projects/Git-Jupyter-Notebook-Workflow.md" text:style-name="ListLabel_20_30" text:visited-style-name="ListLabel_20_30"><text:span text:style-name="T8"> Link <text:tab/> </text:span></text:a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Standard"><text:span text:style-name="T1">Project 1</text:span></text:p>
            <text:p text:style-name="Standard"><text:span text:style-name="T1">Research Questions to answer: </text:span></text:p>
            <text:p text:style-name="Standard"><text:span text:style-name="T1"><text:tab/>Ideas:</text:span></text:p>
            <text:list xml:id="list3286788935" text:style-name="WWNum1">
              <text:list-item>
                <text:p text:style-name="P11"><text:span text:style-name="T1">Have well child checks decreased during COVID-19 outbreak? </text:span></text:p>
              </text:list-item>
              <text:list-item>
                <text:p text:style-name="P11"><text:span text:style-name="T1">Have ER visits decreased during COVID outbreak? </text:span></text:p>
              </text:list-item>
              <text:list-item>
                <text:p text:style-name="P11"><text:span text:style-name="T1">Have annual checkups decreased during COVID outbreak </text:span></text:p>
              </text:list-item>
              <text:list-item>
                <text:p text:style-name="P11"><text:span text:style-name="T1">If so, are decreases different or consistent across genders? Race? Socioeconomic status? </text:span></text:p>
              </text:list-item>
            </text:list>
            <text:p text:style-name="P1"/>
            <text:p text:style-name="Standard"><text:span text:style-name="T1">Datasets to be used: </text:span></text:p>
            <text:p text:style-name="Standard"><text:a xlink:type="simple" xlink:href="https://www.ahrq.gov/data/hcup/index.html" text:style-name="ListLabel_20_29" text:visited-style-name="ListLabel_20_29"><text:span text:style-name="T7">https://www.ahrq.gov/data/hcup/index.html</text:span></text:a></text:p>
            <text:list xml:id="list3032186114" text:style-name="WWNum2">
              <text:list-item>
                <text:p text:style-name="P12"><text:a xlink:type="simple" xlink:href="https://www.hcup-us.ahrq.gov/nisoverview.jsp" text:style-name="ListLabel_20_29" text:visited-style-name="ListLabel_20_29"><text:span text:style-name="T7">https://www.hcup-us.ahrq.gov/nisoverview.jsp</text:span></text:a></text:p>
              </text:list-item>
            </text:list>
            <text:p text:style-name="Standard"><text:span text:style-name="T1">ER Visit DATA CDC: </text:span><text:a xlink:type="simple" xlink:href="https://www.cdc.gov/nchs/hus/contents2018.htm?search=Emergency_department_visits," text:style-name="ListLabel_20_29" text:visited-style-name="ListLabel_20_29"><text:span text:style-name="T7">https://www.cdc.gov/nchs/hus/contents2018.htm?search=Emergency_department_visits,</text:span></text:a></text:p>
            <text:p text:style-name="Standard"><text:a xlink:type="simple" xlink:href="https://www.statista.com/statistics/590346/us-hospitals-most-emergency-room-visits/" text:style-name="ListLabel_20_29" text:visited-style-name="ListLabel_20_29"><text:span text:style-name="T7">https://www.statista.com/statistics/590346/us-hospitals-most-emergency-room-visits/</text:span></text:a></text:p>
            <text:p text:style-name="P1"/>
            <text:p text:style-name="P1"/>
            <text:p text:style-name="Standard"><text:a xlink:type="simple" xlink:href="https://www.reddit.com/r/dataisbeautiful/comments/hso3sf/oc_blue_counties_in_red_states_are_getting_hit/" text:style-name="ListLabel_20_29" text:visited-style-name="ListLabel_20_29"><text:span text:style-name="T7">https://www.reddit.com/r/dataisbeautiful/comments/hso3sf/oc_blue_counties_in_red_states_are_getting_hit/</text:span></text:a></text:p>
            <text:p text:style-name="Standard"><text:a xlink:type="simple" xlink:href="https://www.reddit.com/r/dataisbeautiful/comments/hso3sf/oc_blue_counties_in_red_states_are_getting_hit/fycfwou/" text:style-name="ListLabel_20_29" text:visited-style-name="ListLabel_20_29"><text:span text:style-name="T7">https://www.reddit.com/r/dataisbeautiful/comments/hso3sf/oc_blue_counties_in_red_states_are_getting_hit/fycfwou/</text:span></text:a></text:p>
            <text:p text:style-name="P1"/>
            <text:p text:style-name="P1"/>
            <text:p text:style-name="Standard"><text:span text:style-name="T1">Rough breakdown of tasks: </text:span>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1">Project 2</text:span></text:p>
            <text:p text:style-name="P4"><text:span text:style-name="T1"><text:s text:c="2"/>Research Question</text:span></text:p>
            <text:p text:style-name="P5"/>
            <text:p text:style-name="P4"><text:span text:style-name="T1">Is there a correlation between the banning of leaded gasoline and a drop in violent crime?</text:span></text:p>
            <text:p text:style-name="P4"><text:span text:style-name="T1">Is there a correlation between the banning of leaded paint and a drop in violent crime?</text:span></text:p>
            <text:p text:style-name="P4"><text:span text:style-name="T1">How about leaded ammunition against waterfowl bans and the effect on the water tables?</text:span></text:p>
            <text:p text:style-name="P5"/>
            <text:p text:style-name="P4"><text:span text:style-name="T1">Can any correlation be seen at the national level? Was there a ban (gasoline, paint etc.) at the federal level at one point? Is the correlation stronger on a state-by-state basis? </text:span></text:p>
            <text:p text:style-name="P5"/>
            <text:p text:style-name="P4"><text:span text:style-name="T1">By looking across all state datasets, can we use a sudden drop in violent crime across many states to predict (extrapolate backwards in time) when a federal ban might have gone into effect? How accurate are we in that prediction?</text:span></text:p>
            <text:p text:style-name="P5"/>
            <text:p text:style-name="P5"/>
            <text:p text:style-name="P4"><text:span text:style-name="T1">What other items USED to contain lead that we are unaware of? </text:span></text:p>
            <text:p text:style-name="P4"><text:span text:style-name="T1">I believe burning coal releases lead dust...</text:span></text:p>
            <text:p text:style-name="P5"/>
            <text:p text:style-name="P4"><text:span text:style-name="T1">Uniform Crime Reporting Statistics</text:span></text:p>
            <text:p text:style-name="P4"><text:a xlink:type="simple" xlink:href="https://www.ucrdatatool.gov/Search/Crime/State/StatebyState.cfm" text:style-name="ListLabel_20_31" text:visited-style-name="ListLabel_20_31"><text:span text:style-name="T9">https://www.ucrdatatool.gov/Search/Crime/State/StatebyState.cfm</text:span></text:a></text:p>
            <text:p text:style-name="P6"/>
            <text:p text:style-name="P4"><text:span text:style-name="T4">US Childhood Lead Surveillance Data by State </text:span></text:p>
            <text:p text:style-name="P4"><text:a xlink:type="simple" xlink:href="https://www.cdc.gov/nceh/lead/data/state.htm" text:style-name="ListLabel_20_31" text:visited-style-name="ListLabel_20_31"><text:span text:style-name="T9">https://www.cdc.gov/nceh/lead/data/state.htm</text:span></text:a><text:span text:style-name="T4"> </text:span></text:p>
            <text:p text:style-name="P4"><text:a xlink:type="simple" xlink:href="https://www.cdc.gov/nceh/lead/data/national.htm" text:style-name="ListLabel_20_31" text:visited-style-name="ListLabel_20_31"><text:span text:style-name="T9">https://www.cdc.gov/nceh/lead/data/national.htm</text:span></text:a></text:p>
            <text:p text:style-name="P6"/>
            <text:p text:style-name="P4"><text:span text:style-name="T4">Gun Ownership by State </text:span></text:p>
            <text:p text:style-name="P4"><text:a xlink:type="simple" xlink:href="https://www.kaggle.com/solorzano/gun-ownership-by-state" text:style-name="ListLabel_20_31" text:visited-style-name="ListLabel_20_31"><text:span text:style-name="T9">https://www.kaggle.com/solorzano/gun-ownership-by-state</text:span></text:a></text:p>
            <text:p text:style-name="P6"/>
            <text:p text:style-name="P4"><text:span text:style-name="T4">Alternate Source to cross-reference</text:span></text:p>
            <text:p text:style-name="P4"><text:a xlink:type="simple" xlink:href="http://www.disastercenter.com/crime/uscrime.htm" text:style-name="ListLabel_20_31" text:visited-style-name="ListLabel_20_31"><text:span text:style-name="T9">http://www.disastercenter.com/crime/uscrime.htm</text:span></text:a></text:p>
            <text:p text:style-name="P6"/>
            <text:p text:style-name="P4"><text:span text:style-name="T4">Site to find when certain bills were passed in different states</text:span></text:p>
            <text:p text:style-name="P4"><text:a xlink:type="simple" xlink:href="https://www.ncsl.org/research/telecommunications-and-information-technology/ncsl-50-state-searchable-bill-tracking-databases.aspx" text:style-name="ListLabel_20_31" text:visited-style-name="ListLabel_20_31"><text:span text:style-name="T9">https://www.ncsl.org/research/telecommunications-and-information-technology/ncsl-50-state-searchable-bill-tracking-databases.aspx</text:span></text:a></text:p>
            <text:p text:style-name="P9"><text:a xlink:type="simple" xlink:href="https://pubmed.ncbi.nlm.nih.gov/24076506/" text:style-name="ListLabel_20_32" text:visited-style-name="ListLabel_20_32"><text:span text:style-name="T10">https://pubmed.ncbi.nlm.nih.gov/24076506/</text:span></text:a></text:p>
            <text:p text:style-name="P9"><text:a xlink:type="simple" xlink:href="https://en.wikipedia.org/wiki/Lead%E2%80%93crime_hypothesis" text:style-name="ListLabel_20_32" text:visited-style-name="ListLabel_20_32"><text:span text:style-name="T10">https://en.wikipedia.org/wiki/Lead%E2%80%93crime_hypothesis</text:span></text:a></text:p>
            <text:p text:style-name="P10"/>
            <text:p text:style-name="P9"><text:span text:style-name="T11">Rough Breakdown of Tasks </text:span></text:p>
            <text:p text:style-name="P4"><text:span text:style-name="T1">Create a Jupyter Notebook titled “Cleanup”</text:span></text:p>
            <text:p text:style-name="P4"><text:span text:style-name="T1">Import necessary libraries and API keys</text:span></text:p>
            <text:p text:style-name="P4"><text:span text:style-name="T1">Partition code into sections w/team members names</text:span></text:p>
            <text:p text:style-name="P4"><text:span text:style-name="T1">Pick a single state to focus on and its dataset. </text:span></text:p>
            <text:p text:style-name="P5"/>
            <text:p text:style-name="P4"><text:span text:style-name="T1">Save the data into an unaltered csv file and save into the github repository. Mark it as unclean.</text:span></text:p>
            <text:p text:style-name="P5"/>
            <text:p text:style-name="P4"><text:span text:style-name="T1">Use pandas to load, clean reformat if needed, and save data to a csv in one Jupyter Notebook. Save the ‘clean data’ under an appropriate title in the github repository.</text:span></text:p>
            <text:p text:style-name="P5"/>
            <text:p text:style-name="P4"><text:span text:style-name="T1">Create a new Jupter Notebook called “Read/Analyze” to read and analyze the clean data</text:span></text:p>
            <text:p text:style-name="P3"><text:span text:style-name="T1">Partition code into sections w/team members names</text:span></text:p>
            <text:p text:style-name="P4"><text:span text:style-name="T1">Cross-reference crime data from the ucrdatatool with data from an independent source</text:span></text:p>
            <text:p text:style-name="P5"/>
            <text:p text:style-name="P4"><text:span text:style-name="T1">Use matplotlib to create 2 visualizations per question</text:span></text:p>
            <text:p text:style-name="P4"><text:span text:style-name="T1">*Include at least one linear regression</text:span></text:p>
            <text:p text:style-name="P5"/>
            <text:p text:style-name="P4"><text:span text:style-name="T4">Optional--use an API to find more data</text:span></text:p>
            <text:p text:style-name="P5"/>
            <text:p text:style-name="P4"><text:span text:style-name="T1">Once a process is developed, process more states.</text:span></text:p>
            <text:p text:style-name="P5"/>
            <text:p text:style-name="P4"><text:span text:style-name="T1">Create a write-up for each question</text:span></text:p>
            <text:p text:style-name="P5"/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</table:table-row>
      </table:table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30" style:display-name="ListLabel 30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ListLabel_20_31" style:display-name="ListLabel 31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ListLabel_20_32" style:display-name="ListLabel 32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90" meta:word-count="666" meta:character-count="5127" meta:non-whitespace-character-count="4530"/>
    <meta:generator>LibreOfficeDev/6.0.5.2$Linux_X86_64 LibreOffice_project/</meta:generator>
  </office:meta>
</office:document-meta>
</file>